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 style:data-style-name="N0"/>
  </office:automatic-styles>
  <office:body>
    <office:spreadsheet>
      <table:table table:name="Abstrac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6278.686" calcext:value-type="float">
            <text:p>6278.686</text:p>
          </table:table-cell>
          <table:table-cell table:style-name="ce5" office:value-type="float" office:value="6455.367" calcext:value-type="float">
            <text:p>6455.367</text:p>
          </table:table-cell>
          <table:table-cell table:style-name="ce5" office:value-type="float" office:value="6304.274" calcext:value-type="float">
            <text:p>6304.274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1271.961" calcext:value-type="float">
            <text:p>1271.961</text:p>
          </table:table-cell>
          <table:table-cell table:style-name="ce5" office:value-type="float" office:value="6387.143" calcext:value-type="float">
            <text:p>6387.143</text:p>
          </table:table-cell>
          <table:table-cell table:style-name="ce5" office:value-type="float" office:value="1255.011" calcext:value-type="float">
            <text:p>1255.011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0.721" calcext:value-type="float">
            <text:p>0.721</text:p>
          </table:table-cell>
          <table:table-cell table:style-name="ce5" office:value-type="float" office:value="0.679" calcext:value-type="float">
            <text:p>0.679</text:p>
          </table:table-cell>
          <table:table-cell table:style-name="ce5" office:value-type="float" office:value="0.682" calcext:value-type="float">
            <text:p>0.682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float" office:value="190.156" calcext:value-type="float">
            <text:p>190.156</text:p>
          </table:table-cell>
          <table:table-cell table:style-name="ce5" office:value-type="float" office:value="192.7" calcext:value-type="float">
            <text:p>192.7</text:p>
          </table:table-cell>
          <table:table-cell table:style-name="ce5" office:value-type="float" office:value="191.36" calcext:value-type="float">
            <text:p>191.36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0.513" calcext:value-type="float">
            <text:p>0.513</text:p>
          </table:table-cell>
          <table:table-cell table:style-name="ce5" office:value-type="float" office:value="0.484" calcext:value-type="float">
            <text:p>0.484</text:p>
          </table:table-cell>
          <table:table-cell table:style-name="ce5" office:value-type="float" office:value="0.493" calcext:value-type="float">
            <text:p>0.493</text:p>
          </table:table-cell>
          <table:table-cell/>
          <table:table-cell office:value-type="string" calcext:value-type="string">
            <text:p>min</text:p>
          </table:table-cell>
          <table:table-cell table:formula="of:=MIN([.B5:.D12])" office:value-type="float" office:value="0.484" calcext:value-type="float">
            <text:p>0.484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4.282" calcext:value-type="float">
            <text:p>4.282</text:p>
          </table:table-cell>
          <table:table-cell table:style-name="ce5" office:value-type="float" office:value="7.223" calcext:value-type="float">
            <text:p>7.223</text:p>
          </table:table-cell>
          <table:table-cell table:style-name="ce5" office:value-type="float" office:value="4.292" calcext:value-type="float">
            <text:p>4.292</text:p>
          </table:table-cell>
          <table:table-cell/>
          <table:table-cell office:value-type="string" calcext:value-type="string">
            <text:p>ave</text:p>
          </table:table-cell>
          <table:table-cell table:formula="of:=AVERAGE([.B5:.D12])" office:value-type="float" office:value="26.5863333333333" calcext:value-type="float">
            <text:p>26.5863333333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4.9" calcext:value-type="float">
            <text:p>4.9</text:p>
          </table:table-cell>
          <table:table-cell table:style-name="ce5" office:value-type="float" office:value="4.912" calcext:value-type="float">
            <text:p>4.912</text:p>
          </table:table-cell>
          <table:table-cell table:style-name="ce5" office:value-type="float" office:value="4.494" calcext:value-type="float">
            <text:p>4.494</text:p>
          </table:table-cell>
          <table:table-cell/>
          <table:table-cell office:value-type="string" calcext:value-type="string">
            <text:p>max</text:p>
          </table:table-cell>
          <table:table-cell table:formula="of:=MAX([.B5:.D12])" office:value-type="float" office:value="192.7" calcext:value-type="float">
            <text:p>192.7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1.302" calcext:value-type="float">
            <text:p>1.302</text:p>
          </table:table-cell>
          <table:table-cell table:style-name="ce5" office:value-type="float" office:value="1.301" calcext:value-type="float">
            <text:p>1.301</text:p>
          </table:table-cell>
          <table:table-cell table:style-name="ce5" office:value-type="float" office:value="1.304" calcext:value-type="float">
            <text:p>1.304</text:p>
          </table:table-cell>
          <table:table-cell table:number-columns-repeated="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1.987" calcext:value-type="float">
            <text:p>1.987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 office:value-type="float" office:value="1.977" calcext:value-type="float">
            <text:p>1.977</text:p>
          </table:table-cell>
          <table:table-cell table:number-columns-repeated="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3.588" calcext:value-type="float">
            <text:p>3.588</text:p>
          </table:table-cell>
          <table:table-cell table:style-name="ce5" office:value-type="float" office:value="13.152" calcext:value-type="float">
            <text:p>13.152</text:p>
          </table:table-cell>
          <table:table-cell table:style-name="ce5" office:value-type="float" office:value="3.594" calcext:value-type="float">
            <text:p>3.594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56.13557229" calcext:value-type="float">
            <text:p>56.13557229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2.9939262" calcext:value-type="float">
            <text:p>52.9939262</text:p>
          </table:table-cell>
          <table:table-cell office:value-type="float" office:value="56.13557229" calcext:value-type="float">
            <text:p>56.13557229</text:p>
          </table:table-cell>
          <table:table-cell office:value-type="float" office:value="52.9939262" calcext:value-type="float">
            <text:p>52.9939262</text:p>
          </table:table-cell>
          <table:table-cell table:number-columns-repeated="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8.39623179" calcext:value-type="float">
            <text:p>28.39623179</text:p>
          </table:table-cell>
          <table:table-cell office:value-type="float" office:value="28.39644598" calcext:value-type="float">
            <text:p>28.39644598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40.39718685" calcext:value-type="float">
            <text:p>40.39718685</text:p>
          </table:table-cell>
          <table:table-cell table:number-columns-repeated="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office:value-type="float" office:value="68.95556774" calcext:value-type="float">
            <text:p>68.95556774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5.93251353" calcext:value-type="float">
            <text:p>35.93251353</text:p>
          </table:table-cell>
          <table:table-cell office:value-type="float" office:value="55.8062261" calcext:value-type="float">
            <text:p>55.8062261</text:p>
          </table:table-cell>
          <table:table-cell office:value-type="float" office:value="35.93251353" calcext:value-type="float">
            <text:p>35.93251353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59.61472907" calcext:value-type="float">
            <text:p>59.61472907</text:p>
          </table:table-cell>
          <table:table-cell office:value-type="float" office:value="51.49395685" calcext:value-type="float">
            <text:p>51.49395685</text:p>
          </table:table-cell>
          <table:table-cell table:number-columns-repeated="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30.63356888" calcext:value-type="float">
            <text:p>30.63356888</text:p>
          </table:table-cell>
          <table:table-cell table:number-columns-repeated="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45.64910851" calcext:value-type="float">
            <text:p>45.64910851</text:p>
          </table:table-cell>
          <table:table-cell table:number-columns-repeated="2" office:value-type="float" office:value="45.64911197" calcext:value-type="float">
            <text:p>45.64911197</text:p>
          </table:table-cell>
          <table:table-cell table:number-columns-repeated="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8.09168977" calcext:value-type="float">
            <text:p>38.09168977</text:p>
          </table:table-cell>
          <table:table-cell office:value-type="float" office:value="68.04059466" calcext:value-type="float">
            <text:p>68.04059466</text:p>
          </table:table-cell>
          <table:table-cell office:value-type="float" office:value="38.09168977" calcext:value-type="float">
            <text:p>38.09168977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ean t (s)</text:p>
          </table:table-cell>
          <table:table-cell table:style-name="ce5" table:formula="of:=AVERAGE([.B3:.D12])" office:value-type="float" office:value="953.017133333333" calcext:value-type="float">
            <text:p>953.0171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 dev t (s)</text:p>
          </table:table-cell>
          <table:table-cell table:formula="of:=STDEV([.B3:.D12])" office:value-type="float" office:value="2178.96765632131" calcext:value-type="float">
            <text:p>2178.9676563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 length</text:p>
          </table:table-cell>
          <table:table-cell table:formula="of:=AVERAGE([.B17:.D26])" office:value-type="float" office:value="47.1747998776667" calcext:value-type="float">
            <text:p>47.1747998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d dev length</text:p>
          </table:table-cell>
          <table:table-cell table:formula="of:=STDEV([.B17:.D26])" office:value-type="float" office:value="13.2501936791745" calcext:value-type="float">
            <text:p>13.250193679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MPL</text:p>
          </table:table-cell>
          <table:table-cell office:value-type="string" calcext:value-type="string">
            <text:p>time (s)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8411" calcext:value-type="float">
            <text:p>300.084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6209" calcext:value-type="float">
            <text:p>300.062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58477" calcext:value-type="float">
            <text:p>300.0584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.216169" calcext:value-type="float">
            <text:p>32.2161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.550838" calcext:value-type="float">
            <text:p>57.5508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1.485594" calcext:value-type="float">
            <text:p>151.4855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0.749895" calcext:value-type="float">
            <text:p>140.7498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0.782626" calcext:value-type="float">
            <text:p>140.7826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5.294131" calcext:value-type="float">
            <text:p>265.2941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67251" calcext:value-type="float">
            <text:p>300.0672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1.735894" calcext:value-type="float">
            <text:p>181.7358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56176" calcext:value-type="float">
            <text:p>300.0561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2.036229" calcext:value-type="float">
            <text:p>72.0362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5753" calcext:value-type="float">
            <text:p>300.057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3.559759" calcext:value-type="float">
            <text:p>253.5597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89.750769" calcext:value-type="float">
            <text:p>89.750769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1678" calcext:value-type="float">
            <text:p>300.016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9.961292" calcext:value-type="float">
            <text:p>119.9612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7.568096" calcext:value-type="float">
            <text:p>227.568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0.464898" calcext:value-type="float">
            <text:p>180.46489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7.032622" calcext:value-type="float">
            <text:p>167.0326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7.397603" calcext:value-type="float">
            <text:p>187.3976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9.517963" calcext:value-type="float">
            <text:p>179.5179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97141" calcext:value-type="float">
            <text:p>300.0971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28133" calcext:value-type="float">
            <text:p>300.028133</text:p>
          </table:table-cell>
          <table:table-cell table:number-columns-repeated="9"/>
        </table:table-row>
        <table:table-row table:style-name="ro1">
          <table:table-cell/>
          <table:table-cell office:value-type="float" office:value="75.780571" calcext:value-type="float">
            <text:p>75.7805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.469529" calcext:value-type="float">
            <text:p>45.4695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9.814394" calcext:value-type="float">
            <text:p>119.8143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8.524876" calcext:value-type="float">
            <text:p>218.5248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0.639901" calcext:value-type="float">
            <text:p>110.6399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2.400959" calcext:value-type="float">
            <text:p>232.40095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385973" calcext:value-type="float">
            <text:p>77.38597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1.488504" calcext:value-type="float">
            <text:p>241.48850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46864" calcext:value-type="float">
            <text:p>300.0468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73039" calcext:value-type="float">
            <text:p>300.0730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.781056" calcext:value-type="float">
            <text:p>100.7810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4.166987" calcext:value-type="float">
            <text:p>124.1669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7.981188" calcext:value-type="float">
            <text:p>77.9811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78.282237" calcext:value-type="float">
            <text:p>78.2822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2.295421" calcext:value-type="float">
            <text:p>292.2954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3078" calcext:value-type="float">
            <text:p>300.030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4.878867" calcext:value-type="float">
            <text:p>184.8788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5.264543" calcext:value-type="float">
            <text:p>205.2645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9.803564" calcext:value-type="float">
            <text:p>119.8035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79.683978" calcext:value-type="float">
            <text:p>79.68397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.021746" calcext:value-type="float">
            <text:p>300.0217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6.470965" calcext:value-type="float">
            <text:p>106.4709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3.631769" calcext:value-type="float">
            <text:p>273.631769</text:p>
          </table:table-cell>
          <table:table-cell/>
          <table:table-cell office:value-type="string" calcext:value-type="string">
            <text:p>min</text:p>
          </table:table-cell>
          <table:table-cell table:formula="of:=MIN([.B38:.B87])" office:value-type="float" office:value="32.216169" calcext:value-type="float">
            <text:p>32.216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0.005427" calcext:value-type="float">
            <text:p>300.005427</text:p>
          </table:table-cell>
          <table:table-cell/>
          <table:table-cell office:value-type="string" calcext:value-type="string">
            <text:p>ave</text:p>
          </table:table-cell>
          <table:table-cell table:formula="of:=AVERAGE([.B41:.B46];[.B48];[.B50];[.B52:.B53];[.B55:.B60];[.B63:.B70];[.B73:.B77];[.B79:.B82];[.B84:.B85];[.B87])" office:value-type="float" office:value="150.051686666667" calcext:value-type="float">
            <text:p>150.0516866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.01106" calcext:value-type="float">
            <text:p>190.01106</text:p>
          </table:table-cell>
          <table:table-cell/>
          <table:table-cell office:value-type="string" calcext:value-type="string">
            <text:p>max</text:p>
          </table:table-cell>
          <table:table-cell table:formula="of:=MAX([.B41:.B46];[.B48];[.B50];[.B52:.B53];[.B55:.B60];[.B63:.B70];[.B73:.B77];[.B79:.B82];[.B84:.B85];[.B87])" office:value-type="float" office:value="292.295421" calcext:value-type="float">
            <text:p>292.295421</text:p>
          </table:table-cell>
          <table:table-cell table:number-columns-repeated="6"/>
        </table:table-row>
      </table:table>
      <table:table table:name="Cubicle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 (s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.999" calcext:value-type="float">
            <text:p>3.999</text:p>
          </table:table-cell>
          <table:table-cell office:value-type="float" office:value="4.472" calcext:value-type="float">
            <text:p>4.472</text:p>
          </table:table-cell>
          <table:table-cell office:value-type="float" office:value="4.475" calcext:value-type="float">
            <text:p>4.475</text:p>
          </table:table-cell>
          <table:table-cell office:value-type="float" office:value="4.514" calcext:value-type="float">
            <text:p>4.514</text:p>
          </table:table-cell>
          <table:table-cell office:value-type="float" office:value="4.408" calcext:value-type="float">
            <text:p>4.408</text:p>
          </table:table-cell>
          <table:table-cell office:value-type="float" office:value="4.388" calcext:value-type="float">
            <text:p>4.388</text:p>
          </table:table-cell>
          <table:table-cell office:value-type="float" office:value="4.425" calcext:value-type="float">
            <text:p>4.425</text:p>
          </table:table-cell>
          <table:table-cell office:value-type="float" office:value="4.433" calcext:value-type="float">
            <text:p>4.433</text:p>
          </table:table-cell>
          <table:table-cell office:value-type="float" office:value="4.447" calcext:value-type="float">
            <text:p>4.447</text:p>
          </table:table-cell>
          <table:table-cell office:value-type="float" office:value="4.441" calcext:value-type="float">
            <text:p>4.441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.443" calcext:value-type="float">
            <text:p>4.443</text:p>
          </table:table-cell>
          <table:table-cell office:value-type="float" office:value="4.469" calcext:value-type="float">
            <text:p>4.469</text:p>
          </table:table-cell>
          <table:table-cell office:value-type="float" office:value="4.397" calcext:value-type="float">
            <text:p>4.397</text:p>
          </table:table-cell>
          <table:table-cell office:value-type="float" office:value="3.864" calcext:value-type="float">
            <text:p>3.864</text:p>
          </table:table-cell>
          <table:table-cell office:value-type="float" office:value="3.844" calcext:value-type="float">
            <text:p>3.844</text:p>
          </table:table-cell>
          <table:table-cell office:value-type="float" office:value="3.846" calcext:value-type="float">
            <text:p>3.846</text:p>
          </table:table-cell>
          <table:table-cell office:value-type="float" office:value="3.851" calcext:value-type="float">
            <text:p>3.851</text:p>
          </table:table-cell>
          <table:table-cell office:value-type="float" office:value="3.865" calcext:value-type="float">
            <text:p>3.865</text:p>
          </table:table-cell>
          <table:table-cell office:value-type="float" office:value="3.888" calcext:value-type="float">
            <text:p>3.888</text:p>
          </table:table-cell>
          <table:table-cell office:value-type="float" office:value="4.345" calcext:value-type="float">
            <text:p>4.34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9.333" calcext:value-type="float">
            <text:p>9.333</text:p>
          </table:table-cell>
          <table:table-cell office:value-type="float" office:value="9.304" calcext:value-type="float">
            <text:p>9.304</text:p>
          </table:table-cell>
          <table:table-cell office:value-type="float" office:value="9.298" calcext:value-type="float">
            <text:p>9.298</text:p>
          </table:table-cell>
          <table:table-cell office:value-type="float" office:value="9.312" calcext:value-type="float">
            <text:p>9.312</text:p>
          </table:table-cell>
          <table:table-cell office:value-type="float" office:value="9.353" calcext:value-type="float">
            <text:p>9.353</text:p>
          </table:table-cell>
          <table:table-cell office:value-type="float" office:value="9.333" calcext:value-type="float">
            <text:p>9.333</text:p>
          </table:table-cell>
          <table:table-cell office:value-type="float" office:value="9.347" calcext:value-type="float">
            <text:p>9.347</text:p>
          </table:table-cell>
          <table:table-cell office:value-type="float" office:value="9.384" calcext:value-type="float">
            <text:p>9.384</text:p>
          </table:table-cell>
          <table:table-cell office:value-type="float" office:value="9.345" calcext:value-type="float">
            <text:p>9.345</text:p>
          </table:table-cell>
          <table:table-cell office:value-type="float" office:value="6.979" calcext:value-type="float">
            <text:p>6.979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.644" calcext:value-type="float">
            <text:p>2.644</text:p>
          </table:table-cell>
          <table:table-cell office:value-type="float" office:value="3.092" calcext:value-type="float">
            <text:p>3.092</text:p>
          </table:table-cell>
          <table:table-cell office:value-type="float" office:value="2.67" calcext:value-type="float">
            <text:p>2.67</text:p>
          </table:table-cell>
          <table:table-cell office:value-type="float" office:value="3.091" calcext:value-type="float">
            <text:p>3.091</text:p>
          </table:table-cell>
          <table:table-cell office:value-type="float" office:value="3.109" calcext:value-type="float">
            <text:p>3.109</text:p>
          </table:table-cell>
          <table:table-cell office:value-type="float" office:value="2.654" calcext:value-type="float">
            <text:p>2.654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2.642" calcext:value-type="float">
            <text:p>2.642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3.967" calcext:value-type="float">
            <text:p>3.967</text:p>
          </table:table-cell>
          <table:table-cell office:value-type="float" office:value="3.974" calcext:value-type="float">
            <text:p>3.974</text:p>
          </table:table-cell>
          <table:table-cell office:value-type="float" office:value="5.384" calcext:value-type="float">
            <text:p>5.384</text:p>
          </table:table-cell>
          <table:table-cell office:value-type="float" office:value="3.973" calcext:value-type="float">
            <text:p>3.973</text:p>
          </table:table-cell>
          <table:table-cell office:value-type="float" office:value="3.979" calcext:value-type="float">
            <text:p>3.979</text:p>
          </table:table-cell>
          <table:table-cell office:value-type="float" office:value="3.972" calcext:value-type="float">
            <text:p>3.972</text:p>
          </table:table-cell>
          <table:table-cell office:value-type="float" office:value="5.395" calcext:value-type="float">
            <text:p>5.395</text:p>
          </table:table-cell>
          <table:table-cell office:value-type="float" office:value="5.394" calcext:value-type="float">
            <text:p>5.394</text:p>
          </table:table-cell>
          <table:table-cell office:value-type="float" office:value="5.399" calcext:value-type="float">
            <text:p>5.399</text:p>
          </table:table-cell>
          <table:table-cell office:value-type="float" office:value="3.979" calcext:value-type="float">
            <text:p>3.979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2.2" calcext:value-type="float">
            <text:p>22.2</text:p>
          </table:table-cell>
          <table:table-cell office:value-type="float" office:value="4.419" calcext:value-type="float">
            <text:p>4.419</text:p>
          </table:table-cell>
          <table:table-cell office:value-type="float" office:value="4.432" calcext:value-type="float">
            <text:p>4.432</text:p>
          </table:table-cell>
          <table:table-cell office:value-type="float" office:value="22.372" calcext:value-type="float">
            <text:p>22.372</text:p>
          </table:table-cell>
          <table:table-cell office:value-type="float" office:value="4.455" calcext:value-type="float">
            <text:p>4.455</text:p>
          </table:table-cell>
          <table:table-cell office:value-type="float" office:value="4.437" calcext:value-type="float">
            <text:p>4.437</text:p>
          </table:table-cell>
          <table:table-cell office:value-type="float" office:value="22.364" calcext:value-type="float">
            <text:p>22.364</text:p>
          </table:table-cell>
          <table:table-cell office:value-type="float" office:value="4.476" calcext:value-type="float">
            <text:p>4.476</text:p>
          </table:table-cell>
          <table:table-cell office:value-type="float" office:value="4.474" calcext:value-type="float">
            <text:p>4.474</text:p>
          </table:table-cell>
          <table:table-cell office:value-type="float" office:value="22.239" calcext:value-type="float">
            <text:p>22.239</text:p>
          </table:table-cell>
          <table:table-cell/>
          <table:table-cell office:value-type="string" calcext:value-type="string">
            <text:p>min</text:p>
          </table:table-cell>
          <table:table-cell table:formula="of:=MIN([.B3:.K12])" office:value-type="float" office:value="1.104" calcext:value-type="float">
            <text:p>1.10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.165" calcext:value-type="float">
            <text:p>2.165</text:p>
          </table:table-cell>
          <table:table-cell office:value-type="float" office:value="2.157" calcext:value-type="float">
            <text:p>2.157</text:p>
          </table:table-cell>
          <table:table-cell office:value-type="float" office:value="2.151" calcext:value-type="float">
            <text:p>2.151</text:p>
          </table:table-cell>
          <table:table-cell office:value-type="float" office:value="1.105" calcext:value-type="float">
            <text:p>1.105</text:p>
          </table:table-cell>
          <table:table-cell office:value-type="float" office:value="2.157" calcext:value-type="float">
            <text:p>2.157</text:p>
          </table:table-cell>
          <table:table-cell office:value-type="float" office:value="2.148" calcext:value-type="float">
            <text:p>2.148</text:p>
          </table:table-cell>
          <table:table-cell office:value-type="float" office:value="1.104" calcext:value-type="float">
            <text:p>1.104</text:p>
          </table:table-cell>
          <table:table-cell office:value-type="float" office:value="2.156" calcext:value-type="float">
            <text:p>2.156</text:p>
          </table:table-cell>
          <table:table-cell table:number-columns-repeated="2" office:value-type="float" office:value="1.106" calcext:value-type="float">
            <text:p>1.106</text:p>
          </table:table-cell>
          <table:table-cell/>
          <table:table-cell office:value-type="string" calcext:value-type="string">
            <text:p>ave</text:p>
          </table:table-cell>
          <table:table-cell table:formula="of:=AVERAGE([.B3:.K7];[.C8];[.D8];[.F8];[.G8];[.I8];[.J8];[.B9:.K12])" office:value-type="float" office:value="4.95640625" calcext:value-type="float">
            <text:p>4.9564062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6.806" calcext:value-type="float">
            <text:p>6.806</text:p>
          </table:table-cell>
          <table:table-cell office:value-type="float" office:value="10.469" calcext:value-type="float">
            <text:p>10.469</text:p>
          </table:table-cell>
          <table:table-cell office:value-type="float" office:value="6.838" calcext:value-type="float">
            <text:p>6.838</text:p>
          </table:table-cell>
          <table:table-cell office:value-type="float" office:value="10.514" calcext:value-type="float">
            <text:p>10.51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29" calcext:value-type="float">
            <text:p>6.829</text:p>
          </table:table-cell>
          <table:table-cell office:value-type="float" office:value="10.486" calcext:value-type="float">
            <text:p>10.486</text:p>
          </table:table-cell>
          <table:table-cell office:value-type="float" office:value="6.82" calcext:value-type="float">
            <text:p>6.82</text:p>
          </table:table-cell>
          <table:table-cell office:value-type="float" office:value="10.474" calcext:value-type="float">
            <text:p>10.474</text:p>
          </table:table-cell>
          <table:table-cell office:value-type="float" office:value="10.486" calcext:value-type="float">
            <text:p>10.486</text:p>
          </table:table-cell>
          <table:table-cell/>
          <table:table-cell office:value-type="string" calcext:value-type="string">
            <text:p>max</text:p>
          </table:table-cell>
          <table:table-cell table:formula="of:=MAX([.B3:.K7];[.C8:.D8];[.F8:.G8];[.I8:.J8];[.B9:.K12])" office:value-type="float" office:value="10.514" calcext:value-type="float">
            <text:p>10.51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.626" calcext:value-type="float">
            <text:p>2.626</text:p>
          </table:table-cell>
          <table:table-cell office:value-type="float" office:value="4.771" calcext:value-type="float">
            <text:p>4.771</text:p>
          </table:table-cell>
          <table:table-cell office:value-type="float" office:value="4.752" calcext:value-type="float">
            <text:p>4.752</text:p>
          </table:table-cell>
          <table:table-cell office:value-type="float" office:value="4.759" calcext:value-type="float">
            <text:p>4.759</text:p>
          </table:table-cell>
          <table:table-cell office:value-type="float" office:value="2.624" calcext:value-type="float">
            <text:p>2.624</text:p>
          </table:table-cell>
          <table:table-cell office:value-type="float" office:value="4.767" calcext:value-type="float">
            <text:p>4.767</text:p>
          </table:table-cell>
          <table:table-cell office:value-type="float" office:value="4.759" calcext:value-type="float">
            <text:p>4.759</text:p>
          </table:table-cell>
          <table:table-cell office:value-type="float" office:value="4.761" calcext:value-type="float">
            <text:p>4.761</text:p>
          </table:table-cell>
          <table:table-cell office:value-type="float" office:value="4.773" calcext:value-type="float">
            <text:p>4.773</text:p>
          </table:table-cell>
          <table:table-cell office:value-type="float" office:value="2.628" calcext:value-type="float">
            <text:p>2.628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7.506" calcext:value-type="float">
            <text:p>7.506</text:p>
          </table:table-cell>
          <table:table-cell office:value-type="float" office:value="4.444" calcext:value-type="float">
            <text:p>4.444</text:p>
          </table:table-cell>
          <table:table-cell office:value-type="float" office:value="4.447" calcext:value-type="float">
            <text:p>4.447</text:p>
          </table:table-cell>
          <table:table-cell office:value-type="float" office:value="4.441" calcext:value-type="float">
            <text:p>4.441</text:p>
          </table:table-cell>
          <table:table-cell office:value-type="float" office:value="4.446" calcext:value-type="float">
            <text:p>4.446</text:p>
          </table:table-cell>
          <table:table-cell office:value-type="float" office:value="7.53" calcext:value-type="float">
            <text:p>7.53</text:p>
          </table:table-cell>
          <table:table-cell office:value-type="float" office:value="4.441" calcext:value-type="float">
            <text:p>4.441</text:p>
          </table:table-cell>
          <table:table-cell office:value-type="float" office:value="7.518" calcext:value-type="float">
            <text:p>7.518</text:p>
          </table:table-cell>
          <table:table-cell office:value-type="float" office:value="4.427" calcext:value-type="float">
            <text:p>4.427</text:p>
          </table:table-cell>
          <table:table-cell office:value-type="float" office:value="4.446" calcext:value-type="float">
            <text:p>4.446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17.06025867" calcext:value-type="float">
            <text:p>117.06025867</text:p>
          </table:table-cell>
          <table:table-cell table:number-columns-repeated="9" office:value-type="float" office:value="116.38808423" calcext:value-type="float">
            <text:p>116.38808423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116.38808423" calcext:value-type="float">
            <text:p>116.38808423</text:p>
          </table:table-cell>
          <table:table-cell table:number-columns-repeated="6" office:value-type="float" office:value="117.06025867" calcext:value-type="float">
            <text:p>117.06025867</text:p>
          </table:table-cell>
          <table:table-cell office:value-type="float" office:value="116.38808423" calcext:value-type="float">
            <text:p>116.38808423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9" office:value-type="float" office:value="116.71582894" calcext:value-type="float">
            <text:p>116.71582894</text:p>
          </table:table-cell>
          <table:table-cell office:value-type="float" office:value="108.83649661" calcext:value-type="float">
            <text:p>108.83649661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16.60761394" calcext:value-type="float">
            <text:p>116.60761394</text:p>
          </table:table-cell>
          <table:table-cell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2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3" office:value-type="float" office:value="118.0114994" calcext:value-type="float">
            <text:p>118.0114994</text:p>
          </table:table-cell>
          <table:table-cell office:value-type="float" office:value="116.60761394" calcext:value-type="float">
            <text:p>116.60761394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13.8854825" calcext:value-type="float">
            <text:p>113.8854825</text:p>
          </table:table-cell>
          <table:table-cell office:value-type="float" office:value="113.41423371" calcext:value-type="float">
            <text:p>113.41423371</text:p>
          </table:table-cell>
          <table:table-cell table:number-columns-repeated="3" office:value-type="float" office:value="113.8854825" calcext:value-type="float">
            <text:p>113.8854825</text:p>
          </table:table-cell>
          <table:table-cell table:number-columns-repeated="3" office:value-type="float" office:value="113.41423371" calcext:value-type="float">
            <text:p>113.41423371</text:p>
          </table:table-cell>
          <table:table-cell office:value-type="float" office:value="113.8854825" calcext:value-type="float">
            <text:p>113.8854825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2" office:value-type="float" office:value="124.9367593" calcext:value-type="float">
            <text:p>124.9367593</text:p>
          </table:table-cell>
          <table:table-cell office:value-type="float" office:value="128.50443504" calcext:value-type="float">
            <text:p>128.50443504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table:number-columns-repeated="2" office:value-type="float" office:value="116.68781912" calcext:value-type="float">
            <text:p>116.68781912</text:p>
          </table:table-cell>
          <table:table-cell office:value-type="float" office:value="108.92632855" calcext:value-type="float">
            <text:p>108.92632855</text:p>
          </table:table-cell>
          <table:table-cell office:value-type="float" office:value="116.68781912" calcext:value-type="float">
            <text:p>116.68781912</text:p>
          </table:table-cell>
          <table:table-cell table:number-columns-repeated="2" office:value-type="float" office:value="108.92632855" calcext:value-type="float">
            <text:p>108.92632855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table:number-columns-repeated="2" office:value-type="float" office:value="137.86656892" calcext:value-type="float">
            <text:p>137.86656892</text:p>
          </table:table-cell>
          <table:table-cell office:value-type="float" office:value="114.5709652" calcext:value-type="float">
            <text:p>114.5709652</text:p>
          </table:table-cell>
          <table:table-cell office:value-type="float" office:value="137.86656892" calcext:value-type="float">
            <text:p>137.86656892</text:p>
          </table:table-cell>
          <table:table-cell table:number-columns-repeated="2" office:value-type="float" office:value="114.5709652" calcext:value-type="float">
            <text:p>114.5709652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17.22861141" calcext:value-type="float">
            <text:p>117.22861141</text:p>
          </table:table-cell>
          <table:table-cell table:number-columns-repeated="3"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  <table:table-cell table:number-columns-repeated="4" office:value-type="float" office:value="121.87915271" calcext:value-type="float">
            <text:p>121.87915271</text:p>
          </table:table-cell>
          <table:table-cell office:value-type="float" office:value="117.22861141" calcext:value-type="float">
            <text:p>117.22861141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4"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  <table:table-cell office:value-type="float" office:value="115.96006795" calcext:value-type="float">
            <text:p>115.96006795</text:p>
          </table:table-cell>
          <table:table-cell office:value-type="float" office:value="115.59532139" calcext:value-type="float">
            <text:p>115.59532139</text:p>
          </table:table-cell>
          <table:table-cell table:number-columns-repeated="2" office:value-type="float" office:value="115.96006795" calcext:value-type="float">
            <text:p>115.96006795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ean t (s)</text:p>
          </table:table-cell>
          <table:table-cell table:formula="of:=AVERAGE([.B3:.K12])" office:value-type="float" office:value="5.6499" calcext:value-type="float">
            <text:p>5.6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t (s)</text:p>
          </table:table-cell>
          <table:table-cell table:formula="of:=STDEV([.B3:.K12])" office:value-type="float" office:value="4.1530778303141" calcext:value-type="float">
            <text:p>4.15307783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 length</text:p>
          </table:table-cell>
          <table:table-cell table:formula="of:=AVERAGE([.B17:.K26])" office:value-type="float" office:value="118.2821968325" calcext:value-type="float">
            <text:p>118.2821968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length</text:p>
          </table:table-cell>
          <table:table-cell table:formula="of:=STDEV([.B17:.K26])" office:value-type="float" office:value="6.01327482293195" calcext:value-type="float">
            <text:p>6.0132748229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OMPL</text:p>
          </table:table-cell>
          <table:table-cell office:value-type="string" calcext:value-type="string">
            <text:p>time (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67153" calcext:value-type="float">
            <text:p>0.8671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05489" calcext:value-type="float">
            <text:p>0.505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08383" calcext:value-type="float">
            <text:p>0.5083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73946" calcext:value-type="float">
            <text:p>0.2739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94833" calcext:value-type="float">
            <text:p>0.2948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14891" calcext:value-type="float">
            <text:p>0.2148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3691" calcext:value-type="float">
            <text:p>0.336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22582" calcext:value-type="float">
            <text:p>0.4225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88962" calcext:value-type="float">
            <text:p>0.1889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74757" calcext:value-type="float">
            <text:p>0.3747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17843" calcext:value-type="float">
            <text:p>0.3178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0586" calcext:value-type="float">
            <text:p>0.405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28232" calcext:value-type="float">
            <text:p>0.4282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32465" calcext:value-type="float">
            <text:p>0.2324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44243" calcext:value-type="float">
            <text:p>0.2442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54381" calcext:value-type="float">
            <text:p>0.754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66391" calcext:value-type="float">
            <text:p>0.8663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46079" calcext:value-type="float">
            <text:p>0.3460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26069" calcext:value-type="float">
            <text:p>0.6260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47218" calcext:value-type="float">
            <text:p>0.6472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26379" calcext:value-type="float">
            <text:p>0.1263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78564" calcext:value-type="float">
            <text:p>0.1785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38017" calcext:value-type="float">
            <text:p>1.2380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37103" calcext:value-type="float">
            <text:p>0.4371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56259" calcext:value-type="float">
            <text:p>0.4562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21277" calcext:value-type="float">
            <text:p>0.7212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67111" calcext:value-type="float">
            <text:p>0.967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89873" calcext:value-type="float">
            <text:p>0.2898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09212" calcext:value-type="float">
            <text:p>0.8092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2328" calcext:value-type="float">
            <text:p>0.923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44767" calcext:value-type="float">
            <text:p>0.2447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33076" calcext:value-type="float">
            <text:p>0.4330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91223" calcext:value-type="float">
            <text:p>0.5912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01436" calcext:value-type="float">
            <text:p>0.4014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09196" calcext:value-type="float">
            <text:p>0.2091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74032" calcext:value-type="float">
            <text:p>0.3740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16675" calcext:value-type="float">
            <text:p>0.6166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44244" calcext:value-type="float">
            <text:p>0.2442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1444" calcext:value-type="float">
            <text:p>0.414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57808" calcext:value-type="float">
            <text:p>0.4578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4488" calcext:value-type="float">
            <text:p>0.244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4248" calcext:value-type="float">
            <text:p>0.542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85397" calcext:value-type="float">
            <text:p>0.3853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27332" calcext:value-type="float">
            <text:p>0.4273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15648" calcext:value-type="float">
            <text:p>0.9156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37348" calcext:value-type="float">
            <text:p>0.4373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4176" calcext:value-type="float">
            <text:p>1.041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45384" calcext:value-type="float">
            <text:p>0.345384</text:p>
          </table:table-cell>
          <table:table-cell/>
          <table:table-cell office:value-type="string" calcext:value-type="string">
            <text:p>min</text:p>
          </table:table-cell>
          <table:table-cell table:formula="of:=MIN([.B38:.B87])" office:value-type="float" office:value="0.126379" calcext:value-type="float">
            <text:p>0.12637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64357" calcext:value-type="float">
            <text:p>0.164357</text:p>
          </table:table-cell>
          <table:table-cell/>
          <table:table-cell office:value-type="string" calcext:value-type="string">
            <text:p>ave</text:p>
          </table:table-cell>
          <table:table-cell table:formula="of:=AVERAGE([.B41:.B87])" office:value-type="float" office:value="0.468821127659574" calcext:value-type="float">
            <text:p>0.46882112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0373" calcext:value-type="float">
            <text:p>0.420373</text:p>
          </table:table-cell>
          <table:table-cell/>
          <table:table-cell office:value-type="string" calcext:value-type="string">
            <text:p>max</text:p>
          </table:table-cell>
          <table:table-cell table:formula="of:=MAX([.B41:.B87])" office:value-type="float" office:value="1.238017" calcext:value-type="float">
            <text:p>1.238017</text:p>
          </table:table-cell>
          <table:table-cell table:number-columns-repeated="9"/>
        </table:table-row>
      </table:table>
      <table:table table:name="Pipedream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 (s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.759" calcext:value-type="float">
            <text:p>3.759</text:p>
          </table:table-cell>
          <table:table-cell office:value-type="float" office:value="3.772" calcext:value-type="float">
            <text:p>3.772</text:p>
          </table:table-cell>
          <table:table-cell office:value-type="float" office:value="3.763" calcext:value-type="float">
            <text:p>3.763</text:p>
          </table:table-cell>
          <table:table-cell office:value-type="float" office:value="3.769" calcext:value-type="float">
            <text:p>3.769</text:p>
          </table:table-cell>
          <table:table-cell office:value-type="float" office:value="3.774" calcext:value-type="float">
            <text:p>3.774</text:p>
          </table:table-cell>
          <table:table-cell office:value-type="float" office:value="3.783" calcext:value-type="float">
            <text:p>3.783</text:p>
          </table:table-cell>
          <table:table-cell office:value-type="float" office:value="3.82" calcext:value-type="float">
            <text:p>3.82</text:p>
          </table:table-cell>
          <table:table-cell office:value-type="float" office:value="3.843" calcext:value-type="float">
            <text:p>3.843</text:p>
          </table:table-cell>
          <table:table-cell office:value-type="float" office:value="6.09" calcext:value-type="float">
            <text:p>6.09</text:p>
          </table:table-cell>
          <table:table-cell office:value-type="float" office:value="3.876" calcext:value-type="float">
            <text:p>3.876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.779" calcext:value-type="float">
            <text:p>3.779</text:p>
          </table:table-cell>
          <table:table-cell office:value-type="float" office:value="5.948" calcext:value-type="float">
            <text:p>5.948</text:p>
          </table:table-cell>
          <table:table-cell office:value-type="float" office:value="3.869" calcext:value-type="float">
            <text:p>3.869</text:p>
          </table:table-cell>
          <table:table-cell office:value-type="float" office:value="3.829" calcext:value-type="float">
            <text:p>3.829</text:p>
          </table:table-cell>
          <table:table-cell office:value-type="float" office:value="5.943" calcext:value-type="float">
            <text:p>5.943</text:p>
          </table:table-cell>
          <table:table-cell office:value-type="float" office:value="3.799" calcext:value-type="float">
            <text:p>3.799</text:p>
          </table:table-cell>
          <table:table-cell office:value-type="float" office:value="6.009" calcext:value-type="float">
            <text:p>6.009</text:p>
          </table:table-cell>
          <table:table-cell office:value-type="float" office:value="3.814" calcext:value-type="float">
            <text:p>3.814</text:p>
          </table:table-cell>
          <table:table-cell office:value-type="float" office:value="3.774" calcext:value-type="float">
            <text:p>3.774</text:p>
          </table:table-cell>
          <table:table-cell office:value-type="float" office:value="5.888" calcext:value-type="float">
            <text:p>5.888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5.799" calcext:value-type="float">
            <text:p>5.799</text:p>
          </table:table-cell>
          <table:table-cell office:value-type="float" office:value="5.871" calcext:value-type="float">
            <text:p>5.871</text:p>
          </table:table-cell>
          <table:table-cell office:value-type="float" office:value="5.876" calcext:value-type="float">
            <text:p>5.876</text:p>
          </table:table-cell>
          <table:table-cell office:value-type="float" office:value="5.835" calcext:value-type="float">
            <text:p>5.835</text:p>
          </table:table-cell>
          <table:table-cell office:value-type="float" office:value="5.826" calcext:value-type="float">
            <text:p>5.826</text:p>
          </table:table-cell>
          <table:table-cell office:value-type="float" office:value="5.789" calcext:value-type="float">
            <text:p>5.789</text:p>
          </table:table-cell>
          <table:table-cell office:value-type="float" office:value="5.775" calcext:value-type="float">
            <text:p>5.775</text:p>
          </table:table-cell>
          <table:table-cell office:value-type="float" office:value="5.792" calcext:value-type="float">
            <text:p>5.792</text:p>
          </table:table-cell>
          <table:table-cell office:value-type="float" office:value="5.79" calcext:value-type="float">
            <text:p>5.79</text:p>
          </table:table-cell>
          <table:table-cell office:value-type="float" office:value="5.792" calcext:value-type="float">
            <text:p>5.792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57.965" calcext:value-type="float">
            <text:p>157.965</text:p>
          </table:table-cell>
          <table:table-cell office:value-type="float" office:value="158.808" calcext:value-type="float">
            <text:p>158.808</text:p>
          </table:table-cell>
          <table:table-cell office:value-type="float" office:value="130.408" calcext:value-type="float">
            <text:p>130.408</text:p>
          </table:table-cell>
          <table:table-cell office:value-type="float" office:value="130.897" calcext:value-type="float">
            <text:p>130.897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1.667" calcext:value-type="float">
            <text:p>131.667</text:p>
          </table:table-cell>
          <table:table-cell office:value-type="float" office:value="158.029" calcext:value-type="float">
            <text:p>158.029</text:p>
          </table:table-cell>
          <table:table-cell office:value-type="float" office:value="132.083" calcext:value-type="float">
            <text:p>132.083</text:p>
          </table:table-cell>
          <table:table-cell office:value-type="float" office:value="130.401" calcext:value-type="float">
            <text:p>130.401</text:p>
          </table:table-cell>
          <table:table-cell office:value-type="float" office:value="130.591" calcext:value-type="float">
            <text:p>130.591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7.49" calcext:value-type="float">
            <text:p>7.49</text:p>
          </table:table-cell>
          <table:table-cell office:value-type="float" office:value="7.486" calcext:value-type="float">
            <text:p>7.486</text:p>
          </table:table-cell>
          <table:table-cell office:value-type="float" office:value="7.091" calcext:value-type="float">
            <text:p>7.091</text:p>
          </table:table-cell>
          <table:table-cell office:value-type="float" office:value="7.485" calcext:value-type="float">
            <text:p>7.485</text:p>
          </table:table-cell>
          <table:table-cell office:value-type="float" office:value="7.077" calcext:value-type="float">
            <text:p>7.077</text:p>
          </table:table-cell>
          <table:table-cell office:value-type="float" office:value="7.479" calcext:value-type="float">
            <text:p>7.479</text:p>
          </table:table-cell>
          <table:table-cell office:value-type="float" office:value="7.476" calcext:value-type="float">
            <text:p>7.476</text:p>
          </table:table-cell>
          <table:table-cell office:value-type="float" office:value="7.405" calcext:value-type="float">
            <text:p>7.405</text:p>
          </table:table-cell>
          <table:table-cell office:value-type="float" office:value="6.957" calcext:value-type="float">
            <text:p>6.957</text:p>
          </table:table-cell>
          <table:table-cell office:value-type="float" office:value="6.951" calcext:value-type="float">
            <text:p>6.951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1.68" calcext:value-type="float">
            <text:p>71.68</text:p>
          </table:table-cell>
          <table:table-cell office:value-type="float" office:value="75.109" calcext:value-type="float">
            <text:p>75.109</text:p>
          </table:table-cell>
          <table:table-cell office:value-type="float" office:value="74.356" calcext:value-type="float">
            <text:p>74.356</text:p>
          </table:table-cell>
          <table:table-cell office:value-type="float" office:value="72.429" calcext:value-type="float">
            <text:p>72.429</text:p>
          </table:table-cell>
          <table:table-cell office:value-type="float" office:value="75.865" calcext:value-type="float">
            <text:p>75.865</text:p>
          </table:table-cell>
          <table:table-cell office:value-type="float" office:value="74.816" calcext:value-type="float">
            <text:p>74.816</text:p>
          </table:table-cell>
          <table:table-cell office:value-type="float" office:value="74.81" calcext:value-type="float">
            <text:p>74.81</text:p>
          </table:table-cell>
          <table:table-cell office:value-type="float" office:value="72.457" calcext:value-type="float">
            <text:p>72.457</text:p>
          </table:table-cell>
          <table:table-cell office:value-type="float" office:value="71.875" calcext:value-type="float">
            <text:p>71.875</text:p>
          </table:table-cell>
          <table:table-cell office:value-type="float" office:value="74.474" calcext:value-type="float">
            <text:p>74.474</text:p>
          </table:table-cell>
          <table:table-cell/>
          <table:table-cell office:value-type="string" calcext:value-type="string">
            <text:p>min</text:p>
          </table:table-cell>
          <table:table-cell table:formula="of:=MIN([.B3:.K12])" office:value-type="float" office:value="1.264" calcext:value-type="float">
            <text:p>1.26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3" calcext:value-type="float">
            <text:p>1.33</text:p>
          </table:table-cell>
          <table:table-cell office:value-type="float" office:value="1.331" calcext:value-type="float">
            <text:p>1.331</text:p>
          </table:table-cell>
          <table:table-cell office:value-type="float" office:value="1.264" calcext:value-type="float">
            <text:p>1.264</text:p>
          </table:table-cell>
          <table:table-cell office:value-type="float" office:value="1.278" calcext:value-type="float">
            <text:p>1.278</text:p>
          </table:table-cell>
          <table:table-cell office:value-type="float" office:value="1.333" calcext:value-type="float">
            <text:p>1.333</text:p>
          </table:table-cell>
          <table:table-cell office:value-type="float" office:value="1.332" calcext:value-type="float">
            <text:p>1.332</text:p>
          </table:table-cell>
          <table:table-cell office:value-type="float" office:value="1.331" calcext:value-type="float">
            <text:p>1.331</text:p>
          </table:table-cell>
          <table:table-cell office:value-type="float" office:value="1.332" calcext:value-type="float">
            <text:p>1.332</text:p>
          </table:table-cell>
          <table:table-cell office:value-type="float" office:value="1.335" calcext:value-type="float">
            <text:p>1.335</text:p>
          </table:table-cell>
          <table:table-cell/>
          <table:table-cell office:value-type="string" calcext:value-type="string">
            <text:p>ave</text:p>
          </table:table-cell>
          <table:table-cell table:formula="of:=AVERAGE([.B3:.K12])" office:value-type="float" office:value="30.13856" calcext:value-type="float">
            <text:p>30.1385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81.863" calcext:value-type="float">
            <text:p>81.863</text:p>
          </table:table-cell>
          <table:table-cell office:value-type="float" office:value="81.89" calcext:value-type="float">
            <text:p>81.89</text:p>
          </table:table-cell>
          <table:table-cell office:value-type="float" office:value="24.691" calcext:value-type="float">
            <text:p>24.691</text:p>
          </table:table-cell>
          <table:table-cell office:value-type="float" office:value="24.772" calcext:value-type="float">
            <text:p>24.772</text:p>
          </table:table-cell>
          <table:table-cell office:value-type="float" office:value="24.622" calcext:value-type="float">
            <text:p>24.622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606" calcext:value-type="float">
            <text:p>24.606</text:p>
          </table:table-cell>
          <table:table-cell office:value-type="float" office:value="81.696" calcext:value-type="float">
            <text:p>81.696</text:p>
          </table:table-cell>
          <table:table-cell office:value-type="float" office:value="82.511" calcext:value-type="float">
            <text:p>82.511</text:p>
          </table:table-cell>
          <table:table-cell/>
          <table:table-cell office:value-type="string" calcext:value-type="string">
            <text:p>max</text:p>
          </table:table-cell>
          <table:table-cell table:formula="of:=MAX([.B3:.K12])" office:value-type="float" office:value="158.808" calcext:value-type="float">
            <text:p>158.80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9.495" calcext:value-type="float">
            <text:p>9.495</text:p>
          </table:table-cell>
          <table:table-cell office:value-type="float" office:value="9.518" calcext:value-type="float">
            <text:p>9.518</text:p>
          </table:table-cell>
          <table:table-cell office:value-type="float" office:value="9.499" calcext:value-type="float">
            <text:p>9.499</text:p>
          </table:table-cell>
          <table:table-cell office:value-type="float" office:value="9.136" calcext:value-type="float">
            <text:p>9.136</text:p>
          </table:table-cell>
          <table:table-cell office:value-type="float" office:value="9.13" calcext:value-type="float">
            <text:p>9.13</text:p>
          </table:table-cell>
          <table:table-cell office:value-type="float" office:value="9.473" calcext:value-type="float">
            <text:p>9.473</text:p>
          </table:table-cell>
          <table:table-cell office:value-type="float" office:value="9.121" calcext:value-type="float">
            <text:p>9.121</text:p>
          </table:table-cell>
          <table:table-cell office:value-type="float" office:value="9.155" calcext:value-type="float">
            <text:p>9.155</text:p>
          </table:table-cell>
          <table:table-cell office:value-type="float" office:value="9.129" calcext:value-type="float">
            <text:p>9.129</text:p>
          </table:table-cell>
          <table:table-cell office:value-type="float" office:value="9.124" calcext:value-type="float">
            <text:p>9.124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.301" calcext:value-type="float">
            <text:p>2.301</text:p>
          </table:table-cell>
          <table:table-cell office:value-type="float" office:value="14.87" calcext:value-type="float">
            <text:p>14.87</text:p>
          </table:table-cell>
          <table:table-cell office:value-type="float" office:value="14.841" calcext:value-type="float">
            <text:p>14.841</text:p>
          </table:table-cell>
          <table:table-cell table:number-columns-repeated="2" office:value-type="float" office:value="2.299" calcext:value-type="float">
            <text:p>2.299</text:p>
          </table:table-cell>
          <table:table-cell office:value-type="float" office:value="14.832" calcext:value-type="float">
            <text:p>14.832</text:p>
          </table:table-cell>
          <table:table-cell office:value-type="float" office:value="2.296" calcext:value-type="float">
            <text:p>2.296</text:p>
          </table:table-cell>
          <table:table-cell office:value-type="float" office:value="2.297" calcext:value-type="float">
            <text:p>2.297</text:p>
          </table:table-cell>
          <table:table-cell office:value-type="float" office:value="14.833" calcext:value-type="float">
            <text:p>14.833</text:p>
          </table:table-cell>
          <table:table-cell office:value-type="float" office:value="14.798" calcext:value-type="float">
            <text:p>14.798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Path length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eed | Ru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office:value-type="float" office:value="8.96448066" calcext:value-type="float">
            <text:p>8.96448066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2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2" office:value-type="float" office:value="8.96448066" calcext:value-type="float">
            <text:p>8.96448066</text:p>
          </table:table-cell>
          <table:table-cell office:value-type="float" office:value="6.87648495" calcext:value-type="float">
            <text:p>6.8764849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0" office:value-type="float" office:value="7.03673258" calcext:value-type="float">
            <text:p>7.03673258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7.31476075" calcext:value-type="float">
            <text:p>7.31476075</text:p>
          </table:table-cell>
          <table:table-cell table:number-columns-repeated="4" office:value-type="float" office:value="9.42047649" calcext:value-type="float">
            <text:p>9.42047649</text:p>
          </table:table-cell>
          <table:table-cell office:value-type="float" office:value="7.31476075" calcext:value-type="float">
            <text:p>7.31476075</text:p>
          </table:table-cell>
          <table:table-cell table:number-columns-repeated="3" office:value-type="float" office:value="9.42047649" calcext:value-type="float">
            <text:p>9.42047649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5.96313714" calcext:value-type="float">
            <text:p>5.96313714</text:p>
          </table:table-cell>
          <table:table-cell office:value-type="float" office:value="5.76882688" calcext:value-type="float">
            <text:p>5.76882688</text:p>
          </table:table-cell>
          <table:table-cell office:value-type="float" office:value="5.96313714" calcext:value-type="float">
            <text:p>5.96313714</text:p>
          </table:table-cell>
          <table:table-cell office:value-type="float" office:value="5.76882688" calcext:value-type="float">
            <text:p>5.76882688</text:p>
          </table:table-cell>
          <table:table-cell table:number-columns-repeated="3" office:value-type="float" office:value="5.96313714" calcext:value-type="float">
            <text:p>5.96313714</text:p>
          </table:table-cell>
          <table:table-cell table:number-columns-repeated="2" office:value-type="float" office:value="5.76882688" calcext:value-type="float">
            <text:p>5.76882688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6.13974553" calcext:value-type="float">
            <text:p>6.13974553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10" office:value-type="float" office:value="3.58660893" calcext:value-type="float">
            <text:p>3.58660893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6.32342396" calcext:value-type="float">
            <text:p>6.32342396</text:p>
          </table:table-cell>
          <table:table-cell table:number-columns-repeated="6" office:value-type="float" office:value="6.89132887" calcext:value-type="float">
            <text:p>6.89132887</text:p>
          </table:table-cell>
          <table:table-cell table:number-columns-repeated="2" office:value-type="float" office:value="6.32342396" calcext:value-type="float">
            <text:p>6.32342396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3" office:value-type="float" office:value="6.92205079" calcext:value-type="float">
            <text:p>6.92205079</text:p>
          </table:table-cell>
          <table:table-cell table:number-columns-repeated="2" office:value-type="float" office:value="6.82082177" calcext:value-type="float">
            <text:p>6.82082177</text:p>
          </table:table-cell>
          <table:table-cell office:value-type="float" office:value="6.92205079" calcext:value-type="float">
            <text:p>6.92205079</text:p>
          </table:table-cell>
          <table:table-cell table:number-columns-repeated="4" office:value-type="float" office:value="6.82082177" calcext:value-type="float">
            <text:p>6.82082177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5.31263504" calcext:value-type="float">
            <text:p>5.31263504</text:p>
          </table:table-cell>
          <table:table-cell table:number-columns-repeated="2" office:value-type="float" office:value="5.49331635" calcext:value-type="float">
            <text:p>5.49331635</text:p>
          </table:table-cell>
          <table:table-cell table:number-columns-repeated="2" office:value-type="float" office:value="5.31263504" calcext:value-type="float">
            <text:p>5.31263504</text:p>
          </table:table-cell>
          <table:table-cell office:value-type="float" office:value="5.49331635" calcext:value-type="float">
            <text:p>5.49331635</text:p>
          </table:table-cell>
          <table:table-cell table:number-columns-repeated="2" office:value-type="float" office:value="5.31263504" calcext:value-type="float">
            <text:p>5.31263504</text:p>
          </table:table-cell>
          <table:table-cell table:number-columns-repeated="2" office:value-type="float" office:value="5.49331635" calcext:value-type="float">
            <text:p>5.49331635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ean t (s)</text:p>
          </table:table-cell>
          <table:table-cell table:formula="of:=AVERAGE([.B3:.K12])" office:value-type="float" office:value="30.13856" calcext:value-type="float">
            <text:p>30.13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t (s)</text:p>
          </table:table-cell>
          <table:table-cell table:formula="of:=STDEV([.B3:.K12])" office:value-type="float" office:value="44.0764656265413" calcext:value-type="float">
            <text:p>44.0764656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 length</text:p>
          </table:table-cell>
          <table:table-cell table:formula="of:=AVERAGE([.B17:.K26])" office:value-type="float" office:value="6.7250681288" calcext:value-type="float">
            <text:p>6.72506812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length</text:p>
          </table:table-cell>
          <table:table-cell table:formula="of:=STDEV([.B17:.K26])" office:value-type="float" office:value="1.60761653794254" calcext:value-type="float">
            <text:p>1.6076165379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OMPL</text:p>
          </table:table-cell>
          <table:table-cell office:value-type="string" calcext:value-type="string">
            <text:p>time (s)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67398" calcext:value-type="float">
            <text:p>6.2673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684051" calcext:value-type="float">
            <text:p>7.6840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619298" calcext:value-type="float">
            <text:p>3.619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321356" calcext:value-type="float">
            <text:p>3.3213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858113" calcext:value-type="float">
            <text:p>6.8581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831486" calcext:value-type="float">
            <text:p>3.8314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881779" calcext:value-type="float">
            <text:p>2.8817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50817" calcext:value-type="float">
            <text:p>1.5508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48113" calcext:value-type="float">
            <text:p>2.5481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450339" calcext:value-type="float">
            <text:p>3.4503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334152" calcext:value-type="float">
            <text:p>4.3341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61943" calcext:value-type="float">
            <text:p>4.619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766687" calcext:value-type="float">
            <text:p>17.7666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877334" calcext:value-type="float">
            <text:p>2.8773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621455" calcext:value-type="float">
            <text:p>4.6214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38055" calcext:value-type="float">
            <text:p>1.8380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787071" calcext:value-type="float">
            <text:p>15.7870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498645" calcext:value-type="float">
            <text:p>6.4986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817167" calcext:value-type="float">
            <text:p>4.8171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650708" calcext:value-type="float">
            <text:p>6.6507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94303" calcext:value-type="float">
            <text:p>3.2943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128752" calcext:value-type="float">
            <text:p>7.1287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989207" calcext:value-type="float">
            <text:p>4.9892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924732" calcext:value-type="float">
            <text:p>8.9247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867708" calcext:value-type="float">
            <text:p>3.8677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088674" calcext:value-type="float">
            <text:p>3.0886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011805" calcext:value-type="float">
            <text:p>2.0118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192311" calcext:value-type="float">
            <text:p>5.1923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460845" calcext:value-type="float">
            <text:p>6.4608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706216" calcext:value-type="float">
            <text:p>7.7062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349058" calcext:value-type="float">
            <text:p>3.3490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029" calcext:value-type="float">
            <text:p>6.0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855199" calcext:value-type="float">
            <text:p>22.8551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97961" calcext:value-type="float">
            <text:p>4.5979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404652" calcext:value-type="float">
            <text:p>10.4046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01592" calcext:value-type="float">
            <text:p>4.5015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01417" calcext:value-type="float">
            <text:p>9.601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45055" calcext:value-type="float">
            <text:p>10.5450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82764" calcext:value-type="float">
            <text:p>5.827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394945" calcext:value-type="float">
            <text:p>9.3949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732259" calcext:value-type="float">
            <text:p>5.7322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327592" calcext:value-type="float">
            <text:p>11.3275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289933" calcext:value-type="float">
            <text:p>16.2899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61211" calcext:value-type="float">
            <text:p>2.6612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924699" calcext:value-type="float">
            <text:p>5.9246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564459" calcext:value-type="float">
            <text:p>4.5644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336152" calcext:value-type="float">
            <text:p>10.3361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08515" calcext:value-type="float">
            <text:p>2.308515</text:p>
          </table:table-cell>
          <table:table-cell/>
          <table:table-cell office:value-type="string" calcext:value-type="string">
            <text:p>min</text:p>
          </table:table-cell>
          <table:table-cell table:formula="of:=MIN([.B38:.B87])" office:value-type="float" office:value="1.550817" calcext:value-type="float">
            <text:p>1.5508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083678" calcext:value-type="float">
            <text:p>5.083678</text:p>
          </table:table-cell>
          <table:table-cell/>
          <table:table-cell office:value-type="string" calcext:value-type="string">
            <text:p>ave</text:p>
          </table:table-cell>
          <table:table-cell table:formula="of:=AVERAGE([.B41:.B87])" office:value-type="float" office:value="6.44492010638298" calcext:value-type="float">
            <text:p>6.44492010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658968" calcext:value-type="float">
            <text:p>4.658968</text:p>
          </table:table-cell>
          <table:table-cell/>
          <table:table-cell office:value-type="string" calcext:value-type="string">
            <text:p>max</text:p>
          </table:table-cell>
          <table:table-cell table:formula="of:=MAX([.B41:.B87])" office:value-type="float" office:value="22.855199" calcext:value-type="float">
            <text:p>22.85519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/00/0000</text:date>, <text:time style:data-style-name="N2" text:time-value="15:14:35.726580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7:23:48.706307460</meta:creation-date>
    <dc:date>2016-02-24T18:56:20.538263321</dc:date>
    <meta:editing-duration>P1DT18H7M32S</meta:editing-duration>
    <meta:editing-cycles>13</meta:editing-cycles>
    <meta:generator>LibreOffice/4.2.8.2$Linux_X86_64 LibreOffice_project/420m0$Build-2</meta:generator>
    <meta:document-statistic meta:table-count="3" meta:cell-count="808" meta:object-count="0"/>
  </office:meta>
</office:document-meta>
</file>